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 2412">
            <text:p>test_Parser(primitives): 1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
            <text:p>1,0 sec</text:p>
          </table:table-cell>
          <table:table-cell table:style-name="ce162" table:formula="of:=TESTSTAT(&quot;count&quot;; [.B46])" office:value-type="float" office:value="2412">
            <text:p>2412</text:p>
          </table:table-cell>
          <table:table-cell table:style-name="ce164" table:formula="of:=[.E46]/[.D46]" office:value-type="float" office:value="2412">
            <text:p>2412,0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8 1546">
            <text:p>test_Parser(multiplicity): 1,8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8">
            <text:p>1,8 sec</text:p>
          </table:table-cell>
          <table:table-cell table:style-name="ce162" table:formula="of:=TESTSTAT(&quot;count&quot;; [.B47])" office:value-type="float" office:value="1546">
            <text:p>1546</text:p>
          </table:table-cell>
          <table:table-cell table:style-name="ce164" table:formula="of:=[.E47]/[.D47]" office:value-type="float" office:value="858.888888888889">
            <text:p>858,9 a/sec</text:p>
          </table:table-cell>
          <table:table-cell table:number-columns-repeated="4"/>
        </table:table-row>
        <table:table-row table:style-name="ro6">
          <table:table-cell/>
          <table:table-cell table:formula="of:=TEST_PARSER(&quot;basic&quot;)" office:value-type="string" office:string-value="test_Parser(basic): 7,6 9107">
            <text:p>test_Parser(basic): 7,6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7.6">
            <text:p>7,6 sec</text:p>
          </table:table-cell>
          <table:table-cell table:style-name="ce162" table:formula="of:=TESTSTAT(&quot;count&quot;; [.B48])" office:value-type="float" office:value="9107">
            <text:p>9107</text:p>
          </table:table-cell>
          <table:table-cell table:style-name="ce164" table:formula="of:=[.E48]/[.D48]" office:value-type="float" office:value="1198.28947368421">
            <text:p>1198,3 a/sec</text:p>
          </table:table-cell>
          <table:table-cell table:number-columns-repeated="4"/>
        </table:table-row>
        <table:table-row table:style-name="ro6">
          <table:table-cell/>
          <table:table-cell table:formula="of:=TEST_PARSER(&quot;special&quot;)" office:value-type="string" office:string-value="test_Parser(special): 0,9 479">
            <text:p>test_Parser(special): 0,9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9">
            <text:p>0,9 sec</text:p>
          </table:table-cell>
          <table:table-cell table:style-name="ce162" table:formula="of:=TESTSTAT(&quot;count&quot;; [.B49])" office:value-type="float" office:value="479">
            <text:p>479</text:p>
          </table:table-cell>
          <table:table-cell table:style-name="ce164" table:formula="of:=[.E49]/[.D49]" office:value-type="float" office:value="532.222222222222">
            <text:p>532,2 a/sec</text:p>
          </table:table-cell>
          <table:table-cell table:number-columns-repeated="4"/>
        </table:table-row>
        <table:table-row table:style-name="ro6">
          <table:table-cell/>
          <table:table-cell table:formula="of:=TEST_PARSER(&quot;numbers&quot;)" office:value-type="string" office:string-value="test_Parser(numbers): 3,2 3046">
            <text:p>test_Parser(numbers): 3,2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3.2">
            <text:p>3,2 sec</text:p>
          </table:table-cell>
          <table:table-cell table:style-name="ce162" table:formula="of:=TESTSTAT(&quot;count&quot;; [.B50])" office:value-type="float" office:value="3046">
            <text:p>3046</text:p>
          </table:table-cell>
          <table:table-cell table:style-name="ce164" table:formula="of:=[.E50]/[.D50]" office:value-type="float" office:value="951.875">
            <text:p>951,9 a/sec</text:p>
          </table:table-cell>
          <table:table-cell table:number-columns-repeated="4"/>
        </table:table-row>
        <table:table-row table:style-name="ro6">
          <table:table-cell/>
          <table:table-cell table:formula="of:=TEST_PARSER(&quot;types&quot;)" office:value-type="string" office:string-value="test_Parser(types): 9,6 11149">
            <text:p>test_Parser(types): 9,6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9.6">
            <text:p>9,6 sec</text:p>
          </table:table-cell>
          <table:table-cell table:style-name="ce162" table:formula="of:=TESTSTAT(&quot;count&quot;; [.B51])" office:value-type="float" office:value="11149">
            <text:p>11149</text:p>
          </table:table-cell>
          <table:table-cell table:style-name="ce164" table:formula="of:=[.E51]/[.D51]" office:value-type="float" office:value="1161.35416666667">
            <text:p>1161,4 a/sec</text:p>
          </table:table-cell>
          <table:table-cell table:number-columns-repeated="4"/>
        </table:table-row>
        <table:table-row table:style-name="ro6">
          <table:table-cell table:number-columns-repeated="3"/>
          <table:table-cell table:style-name="ce161" table:formula="of:=SUM([.D46:.D51])" office:value-type="float" office:value="24.1">
            <text:p>24,1 sec</text:p>
          </table:table-cell>
          <table:table-cell table:style-name="ce163" table:formula="of:=SUM([.E46:.E51])" office:value-type="float" office:value="27739">
            <text:p>27739</text:p>
          </table:table-cell>
          <table:table-cell table:style-name="ce165" table:formula="of:=[.E52]/[.D52]" office:value-type="float" office:value="1150.99585062241">
            <text:p>1151,0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23,6 27734">
            <text:p>test_Parser(all): 23,6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23.6">
            <text:p>23,6 sec</text:p>
          </table:table-cell>
          <table:table-cell table:style-name="ce162" table:formula="of:=TESTSTAT(&quot;count&quot;; [.B54])" office:value-type="float" office:value="27734">
            <text:p>27734</text:p>
          </table:table-cell>
          <table:table-cell table:style-name="ce164" table:formula="of:=[.E54]/[.D54]" office:value-type="float" office:value="1175.16949152542">
            <text:p>1175,2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0">20.05.2017</text:date>, <text:time>00:10:2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20T00:10:26.40</dc:date>
    <meta:editing-duration>P159DT13H16M17S</meta:editing-duration>
    <meta:editing-cycles>656</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R &amp; "     to equal " &amp; toString(expected) _
		)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add()
	test_mul()
	test_compose() ' tests use add and mul and toString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show(Env_toString(TList))
	test_List()
End Sub

Function TList()
	Static out As Object : If isNull(out) Then
		Dim tv As Variant, t As Variant
		tv = mkTypeVar("a")
		t = mkTypeCtor("List", List(tv))
		out = envEmpty
		out = extend(out, cons, mkArrowType(tv, t))
		out = extend(out, nil, t)
		out = extend(envEmpty, "DataCtors", out)
		'out = extend(out, "TypeArgs", "a")
		out = extend(out, "TypeCtor", t)
		End If
	TList = out
End Function

Function TList_toString(xs As TList)
'	concat "[" (concat (foldl1 (\acc.(concat acc) ° (concat ", "))) "[" (map toString xs)) "]"
	Dim result As String
	result = "[" &amp; Join(toArray(map(Fn.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ucase		As Object
	lcase		As Object
	add			As Object
	mul			As Object
	isString	As Object
	isEmpty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isString	= lookupFn("isString")
		result.isEmpty	= lookupFn("isEmpty")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3, "Pattern a -&gt; Maybe Env -&gt; a -&gt; Maybe Env")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sndArg":		result = sndArg(	a0)
		Case "asc":			result = Asc(		a0)
		Case "chr":			result = Chr(		a0)
		Case "ucase":		result = UCase(		a0)
		Case "lcase":		result = LCase(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Select Case p.which
			Case "Any": 	out = e
			Case "Val"
				If equ(x, p.a0) Then : out = e
				Else : out = Empty : End If
			Case "Var"
				Dim s As String, y As Variant
				s = p.a0
				y = lookup(s, e)
				If isEmpty(y) Then
					out = extend(e, s, x)
				Else
					out = matches(patVal(y), e, x)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patTl = cadr(p.a0)
					out = matches(patHd, e,   car(x))
					out = matches(patTl, out, cdr(x))
				End If
			Case "ASN"
				If Not(isASN(x)) Then
					out = Empty	' TODO: maybe throw on type error?
				Else
					Dim patLabel As Object, patValue As Object, patChildren As Object
					patLabel    = car(p.a0)
					patValue    = cadr(p.a0)
					patChildren = caddr(p.a0)
					out = matches(patLabel,    e,   asnLabel(x))
					out = matches(patValue,    out, asnValue(x))
					out = matches(patChildren, out, asnChildren(x))
				End If
			Case Else
				croak("TPattern_matches: unsupported pattern .which = " &amp; toString(p.which))
		End Select
	End If
	matches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TPattern, f As Object, e As Object, v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End If
	envEmpty = out
End Function

Function lookup(key As Variant, env As Object)
	lookup = apply(env, key)
End Function

Function extend(env As Object, key As Variant, value As Variant)
	extend = ite(equ(key), fstArg(value), env)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